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hilanka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hilanka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fo:font-size="10pt" style:font-size-asian="10pt"/>
    </style:style>
    <style:style style:name="T3" style:family="text">
      <style:text-properties fo:color="#ff0000" style:font-name="Monospace" fo:font-size="10pt" style:font-size-asian="10pt"/>
    </style:style>
    <style:style style:name="T4" style:family="text">
      <style:text-properties fo:color="#ff0000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174Here is 111</text:span></text:p>
      <text:p text:style-name="P2"><text:span text:style-name="T2">{0=25, 1=30, 2=31, 3=17, 4=30, 5=25, 6=16}</text:span></text:p>
      <text:p text:style-name="P2"><text:span text:style-name="T4">Feb 06, 2019 4:28:36 PM com.github.fommil.netlib.BLAS &lt;clinit&gt;</text:span></text:p>
      <text:p text:style-name="P2"><text:span text:style-name="T4">WARNING: Failed to load implementation from: com.github.fommil.netlib.NativeSystemBLAS</text:span></text:p>
      <text:p text:style-name="P2"><text:span text:style-name="T4">Feb 06, 2019 4:28:36 PM com.github.fommil.netlib.BLAS &lt;clinit&gt;</text:span></text:p>
      <text:p text:style-name="P2"><text:span text:style-name="T4">WARNING: Failed to load implementation from: com.github.fommil.netlib.NativeRefBLAS</text:span></text:p>
      <text:p text:style-name="P2"><text:span text:style-name="T4">Feb 06, 2019 4:28:37 PM com.github.fommil.netlib.LAPACK &lt;clinit&gt;</text:span></text:p>
      <text:p text:style-name="P2"><text:span text:style-name="T4">WARNING: Failed to load implementation from: com.github.fommil.netlib.NativeSystemLAPACK</text:span></text:p>
      <text:p text:style-name="P2"><text:span text:style-name="T4">Feb 06, 2019 4:28:37 PM com.github.fommil.netlib.LAPACK &lt;clinit&gt;</text:span></text:p>
      <text:p text:style-name="P2"><text:span text:style-name="T4">WARNING: Failed to load implementation from: com.github.fommil.netlib.NativeRefLAPACK</text:span></text:p>
      <text:p text:style-name="P2"><text:span text:style-name="T2">{}</text:span></text:p>
      <text:p text:style-name="P2"><text:span text:style-name="T2">164Here is 111</text:span></text:p>
      <text:p text:style-name="P2"><text:span text:style-name="T2">validation</text:span></text:p>
      <text:p text:style-name="P2"><text:span text:style-name="T2">{0=16, 1=25, 2=30, 3=16, 4=30, 5=31, 6=16}</text:span></text:p>
      <text:p text:style-name="P2"><text:span text:style-name="T2">{}</text:span></text:p>
      <text:p text:style-name="P2"><text:span text:style-name="T2">TrainingTime: 1.26</text:span></text:p>
      <text:p text:style-name="P2"><text:span text:style-name="T2">TrainingAcc: 1.0</text:span></text:p>
      <text:p text:style-name="P2"><text:span text:style-name="T2">ValidationTime: 0.044</text:span></text:p>
      <text:p text:style-name="P2"><text:span text:style-name="T2">ValidationAcc: 1.0</text:span></text:p>
      <text:p text:style-name="P2"><text:span text:style-name="T2">Size</text:span></text:p>
      <text:p text:style-name="P2"><text:span text:style-name="T2">row20000col110</text:span></text:p>
      <text:p text:style-name="P2"><text:span text:style-name="T2">Number dim110</text:span></text:p>
      <text:p text:style-name="P2"><text:span text:style-name="T2">How many class in test phase by ELM{0=2471, 1=616, 2=751, 3=26, 4=1847, 5=8949, 6=5340}</text:span></text:p>
      <text:p text:style-name="P2"><text:span text:style-name="T2">200Size100</text:span></text:p>
      <text:p text:style-name="P2"><text:span text:style-name="T2">110</text:span></text:p>
      <text:p text:style-name="P2"><text:span text:style-name="T2">0.249473</text:span></text:p>
      <text:p text:style-name="P2"><text:span text:style-name="T2">0.253219</text:span></text:p>
      <text:p text:style-name="P2"><text:span text:style-name="T2">0.257123</text:span></text:p>
      <text:p text:style-name="P2"><text:span text:style-name="T2">0.247398</text:span></text:p>
      <text:p text:style-name="P2"><text:span text:style-name="T2">0.252003</text:span></text:p>
      <text:p text:style-name="P2"><text:span text:style-name="T2">0.251548</text:span></text:p>
      <text:p text:style-name="P2"><text:span text:style-name="T2">0.250384</text:span></text:p>
      <text:p text:style-name="P2"><text:span text:style-name="T2">I am done</text:span></text:p>
      <text:p text:style-name="P2"><text:span text:style-name="T2">LIBRARY READ COMPLETED</text:span></text:p>
      <text:p text:style-name="P2"><text:span text:style-name="T2">Library Set : 7 110</text:span></text:p>
      <text:p text:style-name="P2"><text:span text:style-name="T2">Verified class is showing</text:span></text:p>
      <text:p text:style-name="P2"><text:span text:style-name="T2">{0=2008, 1=127, 2=730, 3=19, 4=1657, 5=5894, 6=3180}</text:span></text:p>
      <text:p text:style-name="P2"><text:span text:style-name="T2">7</text:span></text:p>
      <text:p text:style-name="P2"><text:span text:style-name="T2">critical</text:span></text:p>
      <text:p text:style-name="P2"><text:span text:style-name="T2">Class: 0classified: 2008Outof2471</text:span></text:p>
      <text:p text:style-name="P2"><text:span text:style-name="T2">Training accuracy for class 0 : 0.8126264810562134</text:span></text:p>
      <text:p text:style-name="P2"><text:span text:style-name="T2">critical</text:span></text:p>
      <text:p text:style-name="P2"><text:span text:style-name="T2">Class: 1classified: 127Outof616</text:span></text:p>
      <text:p text:style-name="P2"><text:span text:style-name="T2">Training accuracy for class 1 : 0.20616883039474487</text:span></text:p>
      <text:p text:style-name="P2"><text:span text:style-name="T2">critical</text:span></text:p>
      <text:p text:style-name="P2"><text:span text:style-name="T2">Class: 2classified: 730Outof751</text:span></text:p>
      <text:p text:style-name="P2"><text:span text:style-name="T2">Training accuracy for class 2 : 0.9720372557640076</text:span></text:p>
      <text:p text:style-name="P2"><text:span text:style-name="T2">critical</text:span></text:p>
      <text:p text:style-name="P2"><text:span text:style-name="T2">Class: 3classified: 19Outof26</text:span></text:p>
      <text:p text:style-name="P2"><text:span text:style-name="T2">Training accuracy for class 3 : 0.7307692170143127</text:span></text:p>
      <text:p text:style-name="P2"><text:span text:style-name="T2">critical</text:span></text:p>
      <text:p text:style-name="P2"><text:span text:style-name="T2">Class: 4classified: 1657Outof1847</text:span></text:p>
      <text:p text:style-name="P2"><text:span text:style-name="T2">Training accuracy for class 4 : 0.8971304893493652</text:span></text:p>
      <text:p text:style-name="P2"><text:span text:style-name="T2">critical</text:span></text:p>
      <text:p text:style-name="P2"><text:span text:style-name="T2">Class: 5classified: 5894Outof8949</text:span></text:p>
      <text:p text:style-name="P2"><text:span text:style-name="T2">Training accuracy for class 5 : 0.658621072769165</text:span></text:p>
      <text:p text:style-name="P2"><text:span text:style-name="T2">critical</text:span></text:p>
      <text:p text:style-name="P2"><text:span text:style-name="T2">Class: 6classified: 3180Outof5340</text:span></text:p>
      <text:p text:style-name="P2"><text:span text:style-name="T2">Training accuracy for class 6 : 0.5955055952072144</text:span></text:p>
      <text:p text:style-name="P1"><text:span text:style-name="T2">200Size1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6:29:37.618414535</meta:creation-date>
    <dc:date>2019-02-06T16:30:59.309209519</dc:date>
    <meta:editing-duration>PT1M23S</meta:editing-duration>
    <meta:editing-cycles>1</meta:editing-cycles>
    <meta:document-statistic meta:table-count="0" meta:image-count="0" meta:object-count="0" meta:page-count="1" meta:paragraph-count="60" meta:word-count="215" meta:character-count="1747" meta:non-whitespace-character-count="1592"/>
    <meta:generator>LibreOffice/6.0.6.2$Linux_X86_64 LibreOffice_project/00m0$Build-2</meta:generator>
  </office:meta>
</office:document-meta>
</file>